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197fb1" officeooo:paragraph-rsid="00197fb1" style:font-size-asian="15.75pt" style:font-weight-asian="bold" style:font-size-complex="18pt" style:font-weight-complex="bold"/>
    </style:style>
    <style:style style:name="P2" style:family="paragraph" style:parent-style-name="Standard">
      <style:text-properties fo:font-size="14pt" fo:font-weight="bold" officeooo:rsid="0019994a" officeooo:paragraph-rsid="0019994a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1a7bc4" officeooo:paragraph-rsid="001a7bc4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b442d" officeooo:paragraph-rsid="001b442d" style:font-size-asian="12.25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1b44f7" officeooo:paragraph-rsid="001b44f7" style:font-size-asian="12.25pt" style:font-weight-asian="bold" style:font-size-complex="14pt" style:font-weight-complex="bold"/>
    </style:style>
    <style:style style:name="P6" style:family="paragraph" style:parent-style-name="Standard">
      <style:text-properties fo:font-size="12pt" fo:font-weight="normal" officeooo:rsid="0019994a" officeooo:paragraph-rsid="0019994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a7bc4" officeooo:paragraph-rsid="001a7bc4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b442d" officeooo:paragraph-rsid="001b442d" style:font-size-asian="10.5pt" style:font-weight-asian="normal" style:font-size-complex="12pt" style:font-weight-complex="normal"/>
    </style:style>
    <style:style style:name="P9" style:family="paragraph" style:parent-style-name="Standard" style:list-style-name="L1">
      <style:text-properties fo:font-size="12pt" fo:font-weight="normal" officeooo:rsid="001b442d" officeooo:paragraph-rsid="001b442d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d1c59" officeooo:paragraph-rsid="001d1c59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bold" officeooo:rsid="001a7bc4" officeooo:paragraph-rsid="001a7bc4" style:font-size-asian="10.5pt" style:font-weight-asian="bold" style:font-size-complex="12pt" style:font-weight-complex="bold"/>
    </style:style>
    <style:style style:name="P12" style:family="paragraph" style:parent-style-name="Standard">
      <style:text-properties fo:font-size="12pt" fo:font-weight="bold" officeooo:rsid="001b442d" officeooo:paragraph-rsid="001b442d" style:font-size-asian="10.5pt" style:font-weight-asian="bold" style:font-size-complex="12pt" style:font-weight-complex="bold"/>
    </style:style>
    <style:style style:name="P13" style:family="paragraph" style:parent-style-name="Standard">
      <style:text-properties fo:font-size="12pt" fo:font-weight="bold" officeooo:rsid="001b44f7" officeooo:paragraph-rsid="001b44f7" style:font-size-asian="10.5pt" style:font-weight-asian="bold" style:font-size-complex="12pt" style:font-weight-complex="bold"/>
    </style:style>
    <style:style style:name="P14" style:family="paragraph" style:parent-style-name="Standard" style:list-style-name="L1">
      <style:text-properties officeooo:paragraph-rsid="001b442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a7bc4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 fo:font-weight="normal" officeooo:rsid="001b442d" style:font-size-asian="10.5pt" style:font-weight-asian="normal" style:font-size-complex="12pt" style:font-weight-complex="normal"/>
    </style:style>
    <style:style style:name="T6" style:family="text">
      <style:text-properties fo:font-size="12pt" officeooo:rsid="001b442d" style:font-size-asian="10.5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Écologie, les organismes et leur milieu</text:p>
      <text:p text:style-name="P1"/>
      <text:p text:style-name="P2">I) Un peu d’histoire</text:p>
      <text:p text:style-name="P2"/>
      <text:p text:style-name="P6">Discipline très ancienne (premier hommes)</text:p>
      <text:p text:style-name="P6">Loi mathus  : démographie et ressource alimentaire </text:p>
      <text:p text:style-name="P6">BUFFON : 1756 → <text:span text:style-name="T1">Histoire naturelle </text:span><text:s/></text:p>
      <text:p text:style-name="P6">G SAINT HILAIRE : Éthologie</text:p>
      <text:p text:style-name="P6">ERNST HECKEL : 1866 → terme <text:span text:style-name="T2">Écologie</text:span></text:p>
      <text:p text:style-name="P7">1976 : Écologie → science officielle en France</text:p>
      <text:p text:style-name="P7"/>
      <text:p text:style-name="P3">II) Place de l’écologie</text:p>
      <text:p text:style-name="P3"/>
      <text:p text:style-name="P7">Étudier le fonctionnement et l’évolution de chaque système ou niveau d’organisation.</text:p>
      <text:p text:style-name="P7">Mettre en évidence les relations entre les organismes <text:s/>et leur milieu et entre les organismes.</text:p>
      <text:p text:style-name="P7">Interpréter les structures de ces organismes et les modes de fonctionnement évolutives</text:p>
      <text:p text:style-name="P7"/>
      <text:p text:style-name="P11">Un niveau <text:span text:style-name="T3">: ensemble d’unités élémentaires du niveau inf et une unité élémentaire du niveau sup</text:span></text:p>
      <text:p text:style-name="P11"><text:span text:style-name="T3">Tout niveau possède des propriétés qui lui sont propre </text:span></text:p>
      <text:p text:style-name="P11"><text:span text:style-name="T3"/></text:p>
      <text:p text:style-name="P11"><text:span text:style-name="T3">Atome -&gt; Molécule -&gt; Organite -&gt; Cellule -&gt; Organe -&gt; </text:span><text:span text:style-name="Strong_20_Emphasis">Organisme = individu -&gt; Population -&gt; Communauté = Peuplement -&gt; Écosystème -&gt; Biome -&gt; Biosphère</text:span><text:span text:style-name="T3"> </text:span></text:p>
      <text:p text:style-name="P11"><text:span text:style-name="T3"/></text:p>
      <text:p text:style-name="P12">Ecologie <text:span text:style-name="T3">: relations entre les organismes vivants et leur milieu qui fait l’évolution</text:span></text:p>
      <text:p text:style-name="P12"><text:span text:style-name="T3"/></text:p>
      <text:p text:style-name="P12">Étude des écosystèmes<text:span text:style-name="T3"> : fonctionnement global, identifier les facteurs influençant l’organisation et la répartition des organismes, relations entre organismes</text:span></text:p>
      <text:p text:style-name="P12"><text:span text:style-name="T3"/></text:p>
      <text:p text:style-name="P4">III) Étapes et questions en écologie</text:p>
      <text:p text:style-name="P4"/>
      <text:list xml:id="list2200463701" text:style-name="L1">
        <text:list-item>
          <text:p text:style-name="P14"><text:span text:style-name="T5">Décrire à l’échelle de la Terre, </text:span><text:span text:style-name="Strong_20_Emphasis"><text:span text:style-name="T6">étudier la distribution des systèmes biologiques par rapport aux variations géo de l'environnement</text:span></text:span><text:span text:style-name="T5"> </text:span></text:p>
        </text:list-item>
        <text:list-item>
          <text:p text:style-name="P9">Étude de la biologie des organismes</text:p>
        </text:list-item>
      </text:list>
      <text:p text:style-name="P8"/>
      <text:p text:style-name="P13">Écologie = biologie des populations et des écosystèmes</text:p>
      <text:p text:style-name="P8"/>
      <text:p text:style-name="P5">IV) Démarche et expérimentation en écologie</text:p>
      <text:p text:style-name="P5"/>
      <text:p text:style-name="P10">Démarche hypothético – déductive </text:p>
      <text:p text:style-name="P10">vs </text:p>
      <text:p text:style-name="P10">Démarche inductive</text:p>
      <text:p text:style-name="P10"/>
      <text:p text:style-name="P10"><text:span text:style-name="T4">Suivi diachronique</text:span> : comparaison Ei et Ef en dynamique du système et établissement d’une chronoséquence </text:p>
      <text:p text:style-name="P10"/>
      <text:p text:style-name="P10"><text:span text:style-name="T4">Suivi synchronique</text:span> : reconstituer la trajectoire du système, échantillonnage conditionné par le facteur étudié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6T10:15:57.637000000</meta:creation-date>
    <dc:date>2019-06-16T10:55:57.145000000</dc:date>
    <meta:editing-duration>PT8M57S</meta:editing-duration>
    <meta:editing-cycles>3</meta:editing-cycles>
    <meta:generator>LibreOffice/6.1.5.2$Windows_X86_64 LibreOffice_project/90f8dcf33c87b3705e78202e3df5142b201bd805</meta:generator>
    <meta:document-statistic meta:table-count="0" meta:image-count="0" meta:object-count="0" meta:page-count="1" meta:paragraph-count="27" meta:word-count="254" meta:character-count="1700" meta:non-whitespace-character-count="1463"/>
  </office:meta>
</office:document-meta>
</file>